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textarea-horizontal-align="center" draw:textarea-vertical-align="middle" fo:padding-top="0.087cm" fo:padding-bottom="0.087cm" fo:padding-left="0.212cm" fo:padding-right="0.212cm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2" svg:stroke-width="0cm" svg:stroke-color="#ffffff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2" svg:stroke-width="0cm" svg:stroke-color="#ffffff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Raavi" style:font-family-generic-complex="system" style:font-pitch-complex="variable" style:font-size-complex="18pt" style:language-complex="pa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741cm" svg:y1="4.074cm" svg:x2="2.804cm" svg:y2="4.074cm">
          <text:p/>
        </draw:line>
        <draw:frame draw:style-name="gr2" draw:layer="layout" svg:width="0.656cm" svg:height="0.673cm" svg:x="0.548cm" svg:y="2.39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g>
          <draw:ellipse draw:style-name="gr3" draw:text-style-name="P2" draw:layer="layout" svg:width="-0.201cm" svg:height="-0.302cm" svg:x="1.873cm" svg:y="1.473cm" draw:kind="arc" draw:start-angle="178.71" draw:end-angle="0.34">
            <text:p/>
          </draw:ellipse>
          <draw:ellipse draw:style-name="gr4" draw:text-style-name="P2" draw:layer="layout" svg:width="-0.202cm" svg:height="-0.302cm" svg:x="2.073cm" svg:y="1.47cm" draw:kind="arc" draw:start-angle="178.71" draw:end-angle="0.34">
            <text:p/>
          </draw:ellipse>
          <draw:ellipse draw:style-name="gr5" draw:text-style-name="P2" draw:layer="layout" svg:width="-0.201cm" svg:height="-0.302cm" svg:x="2.274cm" svg:y="1.473cm" draw:kind="arc" draw:start-angle="178.71" draw:end-angle="0.34">
            <text:p/>
          </draw:ellipse>
          <draw:ellipse draw:style-name="gr6" draw:text-style-name="P2" draw:layer="layout" svg:width="-0.202cm" svg:height="-0.302cm" svg:x="1.674cm" svg:y="1.47cm" draw:kind="arc" draw:start-angle="178.71" draw:end-angle="0.34">
            <text:p/>
          </draw:ellipse>
          <draw:ellipse draw:style-name="gr7" draw:text-style-name="P2" draw:layer="layout" svg:width="-0.202cm" svg:height="-0.302cm" svg:x="1.474cm" svg:y="1.47cm" draw:kind="arc" draw:start-angle="178.71" draw:end-angle="0.34">
            <text:p/>
          </draw:ellipse>
          <draw:line draw:style-name="gr8" draw:text-style-name="P2" draw:layer="layout" svg:x1="2.275cm" svg:y1="1.341cm" svg:x2="1.275cm" svg:y2="1.341cm">
            <text:p/>
          </draw:line>
        </draw:g>
        <draw:line draw:style-name="gr1" draw:text-style-name="P1" draw:layer="layout" svg:x1="0.741cm" svg:y1="1.3cm" svg:x2="1.27cm" svg:y2="1.3cm">
          <text:p/>
        </draw:line>
        <draw:line draw:style-name="gr1" draw:text-style-name="P1" draw:layer="layout" svg:x1="2.276cm" svg:y1="1.32cm" svg:x2="2.753cm" svg:y2="1.32cm">
          <text:p/>
        </draw:line>
        <draw:frame draw:style-name="gr2" draw:layer="layout" svg:width="0.665cm" svg:height="0.578cm" svg:x="2.362cm" svg:y="2.429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2.053cm" svg:height="0.488cm" svg:x="0.852cm" svg:y="0.56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534cm" svg:height="0.466cm" svg:x="0.583cm" svg:y="1.9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534cm" svg:height="0.466cm" svg:x="2.448cm" svg:y="1.921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534cm" svg:height="0.466cm" svg:x="0.553cm" svg:y="3.059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0.534cm" svg:height="0.466cm" svg:x="2.371cm" svg:y="3.05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0.859cm" svg:height="0.529cm" svg:x="1.351cm" svg:y="1.412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1" draw:text-style-name="P1" draw:layer="layout" svg:x1="5.303cm" svg:y1="4.064cm" svg:x2="7.233cm" svg:y2="4.064cm">
          <text:p/>
        </draw:line>
        <draw:g>
          <draw:ellipse draw:style-name="gr9" draw:text-style-name="P2" draw:layer="layout" svg:width="-0.201cm" svg:height="-0.302cm" svg:x="6.494cm" svg:y="1.473cm" draw:kind="arc" draw:start-angle="178.71" draw:end-angle="0.34">
            <text:p/>
          </draw:ellipse>
          <draw:ellipse draw:style-name="gr10" draw:text-style-name="P2" draw:layer="layout" svg:width="-0.202cm" svg:height="-0.302cm" svg:x="6.694cm" svg:y="1.47cm" draw:kind="arc" draw:start-angle="178.71" draw:end-angle="0.34">
            <text:p/>
          </draw:ellipse>
          <draw:ellipse draw:style-name="gr11" draw:text-style-name="P2" draw:layer="layout" svg:width="-0.201cm" svg:height="-0.302cm" svg:x="6.895cm" svg:y="1.473cm" draw:kind="arc" draw:start-angle="178.71" draw:end-angle="0.34">
            <text:p/>
          </draw:ellipse>
          <draw:ellipse draw:style-name="gr12" draw:text-style-name="P2" draw:layer="layout" svg:width="-0.202cm" svg:height="-0.302cm" svg:x="6.295cm" svg:y="1.47cm" draw:kind="arc" draw:start-angle="178.71" draw:end-angle="0.34">
            <text:p/>
          </draw:ellipse>
          <draw:ellipse draw:style-name="gr13" draw:text-style-name="P2" draw:layer="layout" svg:width="-0.202cm" svg:height="-0.302cm" svg:x="6.095cm" svg:y="1.47cm" draw:kind="arc" draw:start-angle="178.71" draw:end-angle="0.34">
            <text:p/>
          </draw:ellipse>
          <draw:line draw:style-name="gr14" draw:text-style-name="P2" draw:layer="layout" svg:x1="6.896cm" svg:y1="1.341cm" svg:x2="5.896cm" svg:y2="1.341cm">
            <text:p/>
          </draw:line>
        </draw:g>
        <draw:line draw:style-name="gr1" draw:text-style-name="P1" draw:layer="layout" svg:x1="5.334cm" svg:y1="1.3cm" svg:x2="5.903cm" svg:y2="1.3cm">
          <text:p/>
        </draw:line>
        <draw:line draw:style-name="gr1" draw:text-style-name="P1" draw:layer="layout" svg:x1="6.899cm" svg:y1="1.32cm" svg:x2="7.274cm" svg:y2="1.32cm">
          <text:p/>
        </draw:line>
        <draw:frame draw:style-name="gr2" draw:layer="layout" svg:width="0.665cm" svg:height="0.67cm" svg:x="6.701cm" svg:y="2.41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2.068cm" svg:height="0.49cm" svg:x="5.171cm" svg:y="0.57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0.534cm" svg:height="0.466cm" svg:x="6.74cm" svg:y="1.91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layer="layout" svg:width="0.534cm" svg:height="0.466cm" svg:x="6.766cm" svg:y="3.0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0.859cm" svg:height="0.529cm" svg:x="5.923cm" svg:y="1.402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0.656cm" svg:height="0.579cm" svg:x="5.216cm" svg:y="2.414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0.534cm" svg:height="0.466cm" svg:x="5.222cm" svg:y="1.9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0.534cm" svg:height="0.466cm" svg:x="5.196cm" svg:y="3.05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5" draw:text-style-name="P3" draw:layer="layout" svg:width="1.078cm" svg:height="0.911cm" svg:x="5.689cm" svg:y="3.996cm">
          <draw:text-box>
            <text:p><text:span text:style-name="T1">الف</text:span></text:p>
          </draw:text-box>
        </draw:frame>
        <draw:frame draw:style-name="gr15" draw:text-style-name="P3" draw:layer="layout" svg:width="0.714cm" svg:height="0.911cm" svg:x="1.452cm" svg:y="3.986cm">
          <draw:text-box>
            <text:p><text:span text:style-name="T1">با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7.62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over math:accent="true">
      <math:msubsup>
        <math:mi>V</math:mi>
        <math:mn>2</math:mn>
        <math:mi>'</math:mi>
      </math:msubsup>
      <math:mo math:stretchy="false">ˆ</math:mo>
    </math:mover>
    <math:annotation math:encoding="StarMath 5.0">hat V^{'}_2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V</math:mi>
        <math:mn>2</math:mn>
      </math:msub>
      <math:mo math:stretchy="false">ˆ</math:mo>
    </math:mover>
    <math:annotation math:encoding="StarMath 5.0">hat V_2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sub>
      <math:mi math:fontstyle="italic">jX</math:mi>
      <math:mi>s</math:mi>
    </math:msub>
    <math:annotation math:encoding="StarMath 5.0">jX_s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sub>
      <math:mi math:fontstyle="italic">jX</math:mi>
      <math:mi>s</math:mi>
    </math:msub>
    <math:annotation math:encoding="StarMath 5.0">jX_s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V</math:mi>
        <math:mn>1</math:mn>
      </math:msub>
      <math:mo math:stretchy="false">ˆ</math:mo>
    </math:mover>
    <math:annotation math:encoding="StarMath 5.0">hat V_1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i>s</math:mi>
      </math:msub>
      <math:mo math:stretchy="false">=</math:mo>
      <math:mrow>
        <math:msubsup>
          <math:mi>X</math:mi>
          <math:mn>1</math:mn>
          <math:mi>'</math:mi>
        </math:msubsup>
        <math:mo math:stretchy="false">+</math:mo>
        <math:msub>
          <math:mi>X</math:mi>
          <math:mn>2</math:mn>
        </math:msub>
      </math:mrow>
    </math:mrow>
    <math:annotation math:encoding="StarMath 5.0">X_s = X^{'}_1 + X_2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over math:accent="true">
      <math:msubsup>
        <math:mi>V</math:mi>
        <math:mn>1</math:mn>
        <math:mi>'</math:mi>
      </math:msubsup>
      <math:mo math:stretchy="false">ˆ</math:mo>
    </math:mover>
    <math:annotation math:encoding="StarMath 5.0">hat V^{'}_1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i>s</math:mi>
      </math:msub>
      <math:mo math:stretchy="false">=</math:mo>
      <math:mrow>
        <math:msub>
          <math:mi>X</math:mi>
          <math:mn>1</math:mn>
        </math:msub>
        <math:mo math:stretchy="false">+</math:mo>
        <math:msubsup>
          <math:mi>X</math:mi>
          <math:mn>2</math:mn>
          <math:mi>'</math:mi>
        </math:msubsup>
      </math:mrow>
    </math:mrow>
    <math:annotation math:encoding="StarMath 5.0">X_s = X_1 + X^{'}_2</math:annotation>
  </math:semantics>
</math:math>
</file>